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4d1e" officeooo:paragraph-rsid="000c4d1e"/>
    </style:style>
    <style:style style:name="P2" style:family="paragraph" style:parent-style-name="Standard">
      <style:text-properties officeooo:rsid="000d0ad4" officeooo:paragraph-rsid="000d0ad4"/>
    </style:style>
    <style:style style:name="P3" style:family="paragraph" style:parent-style-name="Text_20_body">
      <style:text-properties officeooo:rsid="000c4d1e" officeooo:paragraph-rsid="000c4d1e"/>
    </style:style>
    <style:style style:name="P4" style:family="paragraph" style:parent-style-name="Text_20_body">
      <style:text-properties officeooo:paragraph-rsid="000c4d1e"/>
    </style:style>
    <style:style style:name="P5" style:family="paragraph" style:parent-style-name="Text_20_body">
      <style:text-properties officeooo:rsid="000d0ad4" officeooo:paragraph-rsid="000d0ad4"/>
    </style:style>
    <style:style style:name="P6" style:family="paragraph" style:parent-style-name="Standard" style:list-style-name="L1">
      <style:text-properties officeooo:rsid="000c4d1e" officeooo:paragraph-rsid="000c4d1e"/>
    </style:style>
    <style:style style:name="P7" style:family="paragraph" style:parent-style-name="Standard" style:list-style-name="L1">
      <style:text-properties officeooo:rsid="000e7d44" officeooo:paragraph-rsid="000e7d44"/>
    </style:style>
    <style:style style:name="P8" style:family="paragraph" style:parent-style-name="Text_20_body">
      <style:text-properties officeooo:rsid="000c4d1e" officeooo:paragraph-rsid="000c4d1e"/>
    </style:style>
    <style:style style:name="P9" style:family="paragraph" style:parent-style-name="Text_20_body">
      <style:text-properties officeooo:rsid="000e1cc6" officeooo:paragraph-rsid="000e1cc6"/>
    </style:style>
    <style:style style:name="P10" style:family="paragraph" style:parent-style-name="Heading_20_2">
      <style:text-properties officeooo:rsid="000c4d1e" officeooo:paragraph-rsid="000c4d1e"/>
    </style:style>
    <style:style style:name="T1" style:family="text">
      <style:text-properties officeooo:rsid="000d0ad4"/>
    </style:style>
    <style:style style:name="T2" style:family="text">
      <style:text-properties officeooo:rsid="000e1c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h>
      <text:p text:style-name="P3">A short game to collect data on an Artificial Grammar Learning experiment. <text:span text:style-name="T2">To be deployed on a tablet, but also available to be played on other platforms to potentially gather more data.</text:span></text:p>
      <text:p text:style-name="P1">Platform: JS or Unity.</text:p>
      <text:p text:style-name="P1"/>
      <text:p text:style-name="P1">Max 10 minutes total, <text:span text:style-name="T2">including explanation, startup, and debrief.</text:span></text:p>
      <text:p text:style-name="P1"><text:span text:style-name="T2">Ideally, only needing a s</text:span>mall number of participants. <text:span text:style-name="T2">Therefore requiring a l</text:span>arge effect size.</text:p>
      <text:p text:style-name="P1"/>
      <text:p text:style-name="P2">Low-stress, low effort (players are not invested). Turn based/ slow timer/puzzle game.</text:p>
      <text:p text:style-name="P1"/>
      <text:p text:style-name="P1">Compare (non-obvious) conditions different in the literature:</text:p>
      <text:list xml:id="list1197056592432146397" text:style-name="L1">
        <text:list-item>
          <text:p text:style-name="P6">Markers / without markers</text:p>
        </text:list-item>
        <text:list-item>
          <text:p text:style-name="P7">Less is More</text:p>
        </text:list-item>
      </text:list>
      <text:p text:style-name="P1"/>
      <text:h text:style-name="P10" text:outline-level="2">Players</text:h>
      <text:p text:style-name="P3">The game is for solo play. Players will be adults (mostly University students). Future games will be used on children, so being able to extend it to children would be ideal.</text:p>
      <text:p text:style-name="P3">Players will be approached and asked to play the game as part of a research study. They are unlikely to be willing to spend much time playing the game. They will not know much about the game in advance. Though groups of participants may play after each other or at the same time (technology permitting). They may stop playing at any time.</text:p>
      <text:p text:style-name="P3">They will be playing in a public space.</text:p>
      <text:p text:style-name="P9">Useful to be potentially able to put the game online for recruiting participants via Facebook, etc.</text:p>
      <text:p text:style-name="P3">Ethics requirements.</text:p>
      <text:h text:style-name="P10" text:outline-level="2">Look &amp; Feel</text:h>
      <text:p text:style-name="P4"/>
      <text:h text:style-name="P10" text:outline-level="2">Interface</text:h>
      <text:p text:style-name="P5">Tablet, touch-screen. </text:p>
      <text:h text:style-name="P10" text:outline-level="2">Start up</text:h>
      <text:p text:style-name="P4"/>
      <text:h text:style-name="P10" text:outline-level="2">Objectives</text:h>
      <text:p text:style-name="P4"/>
      <text:h text:style-name="P10" text:outline-level="2"><text:soft-page-break/>Tokens</text:h>
      <text:p text:style-name="P5">Beads, Coins</text:p>
      <text:h text:style-name="P10" text:outline-level="2">Features</text:h>
      <text:p text:style-name="P5"/>
      <text:h text:style-name="P10" text:outline-level="2">Rules</text:h>
      <text:p text:style-name="P5">Correctly acting upon beads gives Coins.</text:p>
      <text:p text:style-name="P5">Extra beads can be bought with coins (lengthening the strings that players can learn from).</text:p>
      <text:h text:style-name="P10" text:outline-level="2">Gameplay</text:h>
      <text:p text:style-name="P4"/>
      <text:h text:style-name="P10" text:outline-level="2">Level Design</text:h>
      <text:p text:style-name="P4"/>
      <text:h text:style-name="P10" text:outline-level="2">Technical Requirements</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1:28:46.810521434</meta:creation-date>
    <dc:date>2015-04-02T19:23:59.491526302</dc:date>
    <meta:editing-duration>PT5H31M8S</meta:editing-duration>
    <meta:editing-cycles>4</meta:editing-cycles>
    <meta:generator>LibreOffice/4.3.3.2$Linux_X86_64 LibreOffice_project/430m0$Build-2</meta:generator>
    <meta:document-statistic meta:table-count="0" meta:image-count="0" meta:object-count="0" meta:page-count="2" meta:paragraph-count="29" meta:word-count="248" meta:character-count="1502" meta:non-whitespace-character-count="1284"/>
  </office:meta>
</office:document-meta>
</file>